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7.30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hanged increment from 2 to -2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hanged increment from 4 to -4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hanged increment from 2 to -2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hanged increment from 4 to -4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placed bitwise OR with AND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placed integer modulus with multiplication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2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3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5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nextPri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6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7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8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19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turn x <text:s/>→ <text:s/>return 0</text:p>
          </table:table-cell>
        </table:table-row>
        <table:table-row table:style-name="ro1">
          <table:table-cell office:value-type="string" calcext:value-type="string">
            <text:p>Primes</text:p>
          </table:table-cell>
          <table:table-cell office:value-type="string" calcext:value-type="string">
            <text:p>M020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nextPrim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turn x <text:s/>→ <text:s/>return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0:35:20.333562623</dc:date>
    <meta:editing-duration>PT42S</meta:editing-duration>
    <meta:editing-cycles>1</meta:editing-cycles>
    <meta:document-statistic meta:table-count="1" meta:cell-count="168" meta:object-count="0"/>
    <meta:generator>LibreOffice/24.2.7.2$Linux_X86_64 LibreOffice_project/420$Build-2</meta:generator>
  </office:meta>
</office:document-meta>
</file>